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Cambria" fo:font-size="28pt" fo:language="en" fo:country="US" fo:font-weight="bold" officeooo:rsid="00176fbe" officeooo:paragraph-rsid="00176fbe" style:font-weight-asian="bold" style:font-weight-complex="bold"/>
    </style:style>
    <style:style style:name="P2" style:family="paragraph" style:parent-style-name="Standard">
      <style:paragraph-properties fo:text-align="end" style:justify-single-word="false"/>
      <style:text-properties style:font-name="Cambria" fo:font-size="14pt" fo:language="en" fo:country="US" fo:font-weight="normal" officeooo:rsid="00176fbe" officeooo:paragraph-rsid="00176fbe" style:font-weight-asian="normal" style:font-weight-complex="normal"/>
    </style:style>
    <style:style style:name="P3" style:family="paragraph" style:parent-style-name="Standard">
      <style:paragraph-properties fo:text-align="justify" style:justify-single-word="false"/>
      <style:text-properties style:font-name="Cambria" fo:font-size="14pt" fo:language="en" fo:country="US" fo:font-weight="normal" officeooo:rsid="00176fbe" officeooo:paragraph-rsid="00176fbe" style:font-weight-asian="normal" style:font-weight-complex="normal"/>
    </style:style>
    <style:style style:name="P4" style:family="paragraph" style:parent-style-name="Standard">
      <style:paragraph-properties fo:text-align="end" style:justify-single-word="false"/>
      <style:text-properties style:font-name="Cambria" fo:font-size="14pt" fo:language="en" fo:country="US" fo:font-weight="normal" officeooo:rsid="00176fbe" officeooo:paragraph-rsid="00176fbe" style:font-weight-asian="normal" style:font-weight-complex="normal"/>
    </style:style>
    <style:style style:name="P5" style:family="paragraph" style:parent-style-name="Standard">
      <style:paragraph-properties fo:text-align="justify" style:justify-single-word="false"/>
      <style:text-properties style:font-name="Cambria" fo:font-size="14pt" fo:language="en" fo:country="US" fo:font-weight="bold" officeooo:rsid="0018ccc5" officeooo:paragraph-rsid="0018ccc5" style:font-weight-asian="bold" style:font-weight-complex="bold"/>
    </style:style>
    <style:style style:name="P6" style:family="paragraph" style:parent-style-name="Standard">
      <style:paragraph-properties fo:text-align="justify" style:justify-single-word="false"/>
      <style:text-properties style:font-name="Cambria" fo:font-size="24pt" fo:language="en" fo:country="US" fo:font-weight="bold" officeooo:rsid="0018ccc5" officeooo:paragraph-rsid="0018ccc5" style:font-size-asian="21pt" style:font-weight-asian="bold" style:font-size-complex="24pt" style:font-weight-complex="bold"/>
    </style:style>
    <style:style style:name="P7" style:family="paragraph" style:parent-style-name="Standard">
      <style:paragraph-properties fo:text-align="justify" style:justify-single-word="false"/>
      <style:text-properties style:font-name="Cambria" fo:font-size="16pt" fo:language="en" fo:country="US" fo:font-weight="normal" officeooo:rsid="0018ccc5" officeooo:paragraph-rsid="0018ccc5"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style:font-name="Cambria" fo:font-size="20pt" fo:language="en" fo:country="US" fo:font-weight="bold" officeooo:rsid="0018ccc5" officeooo:paragraph-rsid="0018ccc5" style:font-size-asian="17.5pt" style:font-weight-asian="bold" style:font-size-complex="20pt" style:font-weight-complex="bold"/>
    </style:style>
    <style:style style:name="P9" style:family="paragraph" style:parent-style-name="Standard">
      <style:paragraph-properties fo:text-align="end" style:justify-single-word="false"/>
      <style:text-properties style:font-name="Cambria" fo:font-size="28pt" fo:language="en" fo:country="US" fo:font-weight="bold" officeooo:rsid="0018ccc5" officeooo:paragraph-rsid="00176fbe" style:font-weight-asian="bold" style:font-weight-complex="bold"/>
    </style:style>
    <style:style style:name="P10" style:family="paragraph" style:parent-style-name="Standard">
      <style:paragraph-properties fo:text-align="end" style:justify-single-word="false"/>
      <style:text-properties style:font-name="Cambria" fo:font-size="28pt" fo:language="en" fo:country="US" fo:font-weight="bold" officeooo:rsid="0018ccc5" officeooo:paragraph-rsid="0018ccc5" style:font-weight-asian="bold" style:font-weight-complex="bold"/>
    </style:style>
    <style:style style:name="P11" style:family="paragraph" style:parent-style-name="Standard">
      <style:paragraph-properties fo:text-align="end" style:justify-single-word="false"/>
      <style:text-properties style:font-name="Cambria" fo:font-size="40pt" fo:language="en" fo:country="US" fo:font-weight="bold" officeooo:rsid="0018ccc5" officeooo:paragraph-rsid="0018ccc5" style:font-size-asian="40pt" style:font-weight-asian="bold" style:font-size-complex="40pt" style:font-weight-complex="bold"/>
    </style:style>
    <style:style style:name="P12" style:family="paragraph" style:parent-style-name="Standard">
      <style:paragraph-properties fo:text-align="end" style:justify-single-word="false"/>
      <style:text-properties style:font-name="Cambria" fo:font-size="22pt" fo:language="en" fo:country="US" fo:font-style="italic" fo:font-weight="normal" officeooo:rsid="0018ccc5" officeooo:paragraph-rsid="0018ccc5" style:font-size-asian="22pt" style:font-style-asian="italic" style:font-weight-asian="normal" style:font-size-complex="22pt" style:font-style-complex="italic" style:font-weight-complex="normal"/>
    </style:style>
    <style:style style:name="P13" style:family="paragraph" style:parent-style-name="Standard">
      <style:paragraph-properties fo:text-align="justify" style:justify-single-word="false"/>
      <style:text-properties style:font-name="Cambria" fo:font-size="13pt" fo:language="en" fo:country="US" fo:font-weight="normal" officeooo:rsid="0018ccc5" officeooo:paragraph-rsid="0018ccc5" style:font-size-asian="11.3500003814697pt" style:font-weight-asian="normal" style:font-size-complex="13pt"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font-name="Cambria" fo:font-size="13pt" fo:language="en" fo:country="US" fo:font-weight="normal" officeooo:rsid="0018ccc5" officeooo:paragraph-rsid="0018ccc5"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Cambria" fo:font-size="10pt" fo:language="en" fo:country="US" fo:font-weight="normal" officeooo:rsid="0018ccc5" officeooo:paragraph-rsid="0018ccc5" style:font-size-asian="8.75pt" style:font-weight-asian="normal" style:font-size-complex="10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
      <text:p text:style-name="P10"/>
      <text:p text:style-name="P11">oshop:</text:p>
      <text:p text:style-name="P12">universal design and comparison with UDC audit on amazon.co.uk</text:p>
      <text:p text:style-name="P1"/>
      <text:p text:style-name="P1"/>
      <text:p text:style-name="P1"/>
      <text:p text:style-name="P1"/>
      <text:p text:style-name="P1"/>
      <text:p text:style-name="P1"/>
      <text:p text:style-name="P2">Enrique Juan Gamboa</text:p>
      <text:p text:style-name="P2">D2312548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INDEX:</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Amazon.co.uk audit on the UDC:</text:p>
      <text:p text:style-name="P8"/>
      <text:p text:style-name="P13">This audit has been done following the 7 guidelines of Universal Design (Equitable Use, Flexibility in Use, Simple and Intuitive Use, Perceptible Information, Tolerance for Error, Low Physical Effort and Size and Space for Approach and Use) as to determine the Universal Design Conformance of Amazon’s process of registering to the site and buying an item. This report has been separated in 7 parts, each centered around the guidelines mentioned beforehand. </text:p>
      <text:p text:style-name="P13"/>
      <text:p text:style-name="P13">1. Equitable Use:</text:p>
      <text:p text:style-name="P14">The website demonstrates a commitment to equitable use by providing clear and consistent navigation. However, there is much room for improvement in compatibility with assistive technologies.</text:p>
      <text:p text:style-name="P14">Based on the screen reader compatibility and keyboard navigation, the process of signing up is fairly easy (not taking into account the use of a mobile phone for 2FA and inputting home address/payment information, as it solely depends on the user). Keyboard navigation is intuitive and alt text is well defined, yet some progress can be made on button coloring and sizes.</text:p>
      <text:p text:style-name="P14">But when it comes to buying an item, the website becomes very hard to navigate. If not using the search feature in the header of the page (which is properly defined for navigation and screen reading), the use of big background images</text:p>
      <text:p text:style-name="P14">confuses screen readers and keyboard navigation. Reaching any selected category of items is very difficult due to each link and image having very ill-defined alt text. If the user manages to get into a category though, the page becomes much more friendly and well-defined. Regardless, product images still don’t have good alt text. After selecting a product, buying it is very easy to do as the button is well defined and the button “pops out” in the screen.</text:p>
      <text:p text:style-name="P13"/>
      <text:p text:style-name="P13"/>
      <text:p text:style-name="P13">2. Flexibility in Use:</text:p>
      <text:p text:style-name="P14">The website is as accessible as the web browser allows it to regarding font size and zoom. Left/right handed access is equal, as there is no feature that depends on the handedness of the user. Regarding precision, the website does not feature a big UI, which might go against imprecise users, but the website is flexible with the zoom feature in browsers to accommodate that. The site does not urge the user to keep at any pace, so it’s very flexible in that area.</text:p>
      <text:p text:style-name="P13"/>
      <text:p text:style-name="P13"/>
      <text:p text:style-name="P13">3. Simple and Intuitive Use:</text:p>
      <text:p text:style-name="P14">The website's design and navigation exhibit a general level of intuitiveness, featuring logically organized menus. However, critical improvements are warranted, particularly within the sign up process. The user interface requires a simplification overhaul, ensuring a seamless and user-friendly experience for all individuals without necessitating additional guidance or user feedback.</text:p>
      <text:p text:style-name="P13"><text:soft-page-break/></text:p>
      <text:p text:style-name="P13">4. Perceptible Information:</text:p>
      <text:p text:style-name="P14">Low efforts have been made to provide descriptive alternative text for images, and big inconsistencies negatively impact the purchase process. The use of substantial background images proves to be a detriment for screen readers and keyboard navigation. Ensuring consistency in alternative text for all links and images, especially within categorized sections, is essential to elevate overall accessibility.</text:p>
      <text:p text:style-name="P13"/>
      <text:p text:style-name="P13">5. Tolerance for Error:</text:p>
      <text:p text:style-name="P14">Although the website generally displays clear error messages, there is a big need for fortifying error prevention measures, as access to the website tends to break if not done with a conventional browser or if the page is reloaded too much. The design should guide users to avoid errors, ensuring an error-tolerant experience without an relying so much on additional guidance or post-error user feedback.</text:p>
      <text:p text:style-name="P13"/>
      <text:p text:style-name="P13">6. Low Physical Effort:</text:p>
      <text:p text:style-name="P14">While the website does well to minimize physical effort through well-spaced interactive elements, a focus on streamlining is necessary, especially in the registration process. Optimizing the user experience with more efficient workflows, clear navigation paths, and intuitive design elements can significantly help reduce physical exertion, making the entire process more straightforward and user-friendly.</text:p>
      <text:p text:style-name="P13"/>
      <text:p text:style-name="P13">7. Size and Space for Approach and Use:</text:p>
      <text:p text:style-name="P14">Although the website demonstrates responsiveness, the lack of clearly defined alt text for product images makes a big dent to the user experience. A major redesign of essential buttons for the registering and shopping process would make the site much better. This would also help adaptability across various devices, effectively negating the need for constant user feedback and making sure of a consistent user-friendly experience across different screen sizes and devices.</text:p>
      <text:p text:style-name="P13"/>
      <text:p text:style-name="P13">In conclusion, this audit of Amazon's process highlights strengths in clear navigation and adaptability but emphasizes crucial improvements. Addressing compatibility issues with assistive technologies, refining the sign-up process, ensuring descriptive alternative text, fortifying error prevention measures, and streamlining workflows are key areas requiring attention. Redesigning essential buttons and improving alt text for product images can enhance the platform's overall accessibility and user-friendliness across various devices. By implementing these changes, Amazon can truly embody universal design principles, providing an inclusive and enjoyable shopping experience for all users.</text:p>
      <text:p text:style-name="P13"><text:s/></text:p>
      <text:p text:style-name="P13"/>
      <text:p text:style-name="P13"/>
      <text:p text:style-name="P13"/>
      <text:p text:style-name="P13"/>
      <text:p text:style-name="P13"><text:soft-page-break/></text:p>
      <text:p text:style-name="P2"/>
      <text:p text:style-name="P2"/>
      <text:p text:style-name="P2"/>
      <text:p text:style-name="P2"/>
      <text:p text:style-name="P2"/>
      <text:p text:style-name="P5">Bibliography:</text:p>
      <text:p text:style-name="P5"/>
      <text:p text:style-name="P15"><text:a xlink:type="simple" xlink:href="https://universaldesign.ie/about-universal-design/the-7-principles" text:style-name="Internet_20_link" text:visited-style-name="Visited_20_Internet_20_Link">https://universaldesign.ie/about-universal-design/the-7-principles</text:a></text:p>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3:34:28.856974133</meta:creation-date>
    <dc:date>2024-03-04T20:56:01.491000000</dc:date>
    <meta:editing-duration>PT4H56M24S</meta:editing-duration>
    <meta:editing-cycles>2</meta:editing-cycles>
    <meta:generator>LibreOffice/7.5.4.2$Windows_X86_64 LibreOffice_project/36ccfdc35048b057fd9854c757a8b67ec53977b6</meta:generator>
    <meta:document-statistic meta:table-count="0" meta:image-count="0" meta:object-count="0" meta:page-count="5" meta:paragraph-count="28" meta:word-count="797" meta:character-count="5332" meta:non-whitespace-character-count="4560"/>
  </office:meta>
</office:document-meta>
</file>